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15cm" fo:min-width="3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15cm" fo:min-width="5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664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05cm" fo:min-width="1.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03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3.8cm" svg:height="1.4cm" svg:x="4.4cm" svg:y="1cm">
          <text:p text:style-name="P1">Initialisierung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8cm" svg:height="1.4cm" svg:x="4.4cm" svg:y="4.1cm">
          <text:p text:style-name="P1">Start Loop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801cm" svg:height="0.962cm" svg:x="12.088cm" svg:y="23.1cm">
          <draw:text-box>
            <text:p>6 Minuten vergangen?</text:p>
          </draw:text-box>
        </draw:frame>
        <draw:custom-shape draw:style-name="gr3" draw:text-style-name="P2" xml:id="id2" draw:id="id2" draw:layer="layout" svg:width="6.3cm" svg:height="1.4cm" svg:x="3.106cm" svg:y="6.659cm">
          <text:p text:style-name="P1">Sensorwerte lesen u.</text:p>
          <text:p text:style-name="P1">auf Screen schreiben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8cm" svg:height="1.4cm" svg:x="4.205cm" svg:y="15.218cm">
          <text:p text:style-name="P1">Aktion </text:p>
          <text:p text:style-name="P1">Aktore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8.164cm" svg:height="3.806cm" svg:x="12.071cm" svg:y="0.846cm">
          <draw:text-box>
            <text:p>Werte-Array, Control-Array </text:p>
            <text:p>und Vorgaben einlesen,</text:p>
            <text:p>Sensoren initialisieren <text:s/></text:p>
            <text:p>Aufbau Kontrollpanel</text:p>
          </draw:text-box>
        </draw:frame>
        <draw:custom-shape draw:style-name="gr5" draw:text-style-name="P2" xml:id="id3" draw:id="id3" draw:layer="layout" svg:width="3.4cm" svg:height="2.6cm" svg:x="4.418cm" svg:y="9.02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3.8cm" svg:height="1.4cm" svg:x="4.2cm" svg:y="12.6cm">
          <text:p text:style-name="P1"><text:s/>Soll != 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3.8cm" svg:height="1.4cm" svg:x="4.2cm" svg:y="17.8cm">
          <text:p text:style-name="P1">Aktion </text:p>
          <text:p text:style-name="P1">Bildschi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3.4cm" svg:height="2.6cm" svg:x="4.4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1" draw:id="id11" draw:layer="layout" svg:width="3.8cm" svg:height="1.4cm" svg:x="4.2cm" svg:y="26cm">
          <text:p text:style-name="P1">Sensorwerte </text:p>
          <text:p text:style-name="P1">in Dat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type="line" svg:x1="6.3cm" svg:y1="5.5cm" svg:x2="6.256cm" svg:y2="6.659cm" draw:start-shape="id1" draw:start-glue-point="2" draw:end-shape="id2" draw:end-glue-point="0" svg:d="M6300 5500l-44 1159" svg:viewBox="0 0 45 1160">
          <text:p/>
        </draw:connector>
        <draw:custom-shape draw:style-name="gr1" draw:text-style-name="P2" xml:id="id9" draw:id="id9" draw:layer="layout" svg:width="3.8cm" svg:height="1.4cm" svg:x="4.2cm" svg:y="20.3cm">
          <text:p text:style-name="P1"><text:s/>Soll = Is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8.964cm" svg:height="2.384cm" svg:x="12cm" svg:y="9.1cm">
          <draw:text-box>
            <text:p>Aktion durch Sensor-</text:p>
            <text:p>werte, Button-Press oder Zeit-</text:p>
            <text:p>schaltung angefordert?</text:p>
          </draw:text-box>
        </draw:frame>
        <draw:line draw:style-name="gr6" draw:text-style-name="P4" draw:layer="layout" svg:x1="6.2cm" svg:y1="8.1cm" svg:x2="6.2cm" svg:y2="9.1cm">
          <text:p/>
        </draw:line>
        <draw:connector draw:style-name="gr6" draw:text-style-name="P4" draw:layer="layout" draw:line-skew="-1.417cm" svg:x1="4.418cm" svg:y1="10.329cm" svg:x2="4.4cm" svg:y2="23.9cm" draw:start-shape="id3" draw:start-glue-point="5" draw:end-shape="id4" draw:end-glue-point="5" svg:d="M4418 10329h-1936v13571h1918" svg:viewBox="0 0 1937 13572">
          <text:p/>
        </draw:connector>
        <draw:connector draw:style-name="gr6" draw:text-style-name="P4" draw:layer="layout" draw:type="line" svg:x1="6.3cm" svg:y1="2.4cm" svg:x2="6.3cm" svg:y2="4.1cm" draw:start-shape="id5" draw:start-glue-point="2" draw:end-shape="id1" svg:d="M6300 2400v1700" svg:viewBox="0 0 1 1701">
          <text:p/>
        </draw:connector>
        <draw:connector draw:style-name="gr6" draw:text-style-name="P4" draw:layer="layout" draw:type="line" svg:x1="6.118cm" svg:y1="11.629cm" svg:x2="6.1cm" svg:y2="12.6cm" draw:start-shape="id3" draw:start-glue-point="6" draw:end-shape="id6" draw:end-glue-point="0" svg:d="M6118 11629l-18 971" svg:viewBox="0 0 19 972">
          <text:p/>
        </draw:connector>
        <draw:connector draw:style-name="gr6" draw:text-style-name="P4" draw:layer="layout" draw:type="line" svg:x1="6.1cm" svg:y1="14cm" svg:x2="6.105cm" svg:y2="15.218cm" draw:start-shape="id6" draw:start-glue-point="2" draw:end-shape="id7" draw:end-glue-point="0" svg:d="M6100 14000l5 1218" svg:viewBox="0 0 6 1219">
          <text:p/>
        </draw:connector>
        <draw:connector draw:style-name="gr6" draw:text-style-name="P4" draw:layer="layout" draw:type="line" svg:x1="6.105cm" svg:y1="16.618cm" svg:x2="6.1cm" svg:y2="17.8cm" draw:start-shape="id7" draw:start-glue-point="2" draw:end-shape="id8" draw:end-glue-point="0" svg:d="M6105 16618l-5 1182" svg:viewBox="0 0 6 1183">
          <text:p/>
        </draw:connector>
        <draw:connector draw:style-name="gr6" draw:text-style-name="P4" draw:layer="layout" draw:type="line" svg:x1="6.1cm" svg:y1="19.2cm" svg:x2="6.1cm" svg:y2="20.3cm" draw:start-shape="id8" draw:start-glue-point="2" draw:end-shape="id9" draw:end-glue-point="0" svg:d="M6100 19200v1100" svg:viewBox="0 0 1 1101">
          <text:p/>
        </draw:connector>
        <draw:connector draw:style-name="gr6" draw:text-style-name="P4" draw:layer="layout" draw:type="line" svg:x1="6.1cm" svg:y1="21.7cm" svg:x2="6.1cm" svg:y2="22.6cm" draw:start-shape="id9" draw:start-glue-point="2" draw:end-shape="id4" draw:end-glue-point="4" svg:d="M6100 21700v900" svg:viewBox="0 0 1 901">
          <text:p/>
        </draw:connector>
        <draw:custom-shape draw:style-name="gr1" draw:text-style-name="P2" xml:id="id10" draw:id="id10" draw:layer="layout" svg:width="3.8cm" svg:height="1.4cm" svg:x="4.2cm" svg:y="28.1cm">
          <text:p text:style-name="P1">Ende Loo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line-skew="1.799cm" svg:x1="7.8cm" svg:y1="23.9cm" svg:x2="8cm" svg:y2="28.8cm" draw:start-shape="id4" draw:start-glue-point="7" draw:end-shape="id10" svg:d="M7800 23900h2500v4900h-2300" svg:viewBox="0 0 2501 4901">
          <text:p/>
        </draw:connector>
        <draw:connector draw:style-name="gr6" draw:text-style-name="P4" draw:layer="layout" draw:type="line" svg:x1="6.1cm" svg:y1="25.2cm" svg:x2="6.1cm" svg:y2="26cm" draw:start-shape="id4" draw:start-glue-point="6" draw:end-shape="id11" draw:end-glue-point="0" svg:d="M6100 25200v800" svg:viewBox="0 0 1 801">
          <text:p/>
        </draw:connector>
        <draw:connector draw:style-name="gr6" draw:text-style-name="P4" draw:layer="layout" draw:type="line" svg:x1="6.1cm" svg:y1="27.4cm" svg:x2="6.1cm" svg:y2="28.1cm" draw:start-shape="id11" draw:start-glue-point="2" draw:end-shape="id10" draw:end-glue-point="0" svg:d="M6100 27400v700" svg:viewBox="0 0 1 701">
          <text:p/>
        </draw:connector>
        <draw:connector draw:style-name="gr6" draw:text-style-name="P4" draw:layer="layout" draw:line-skew="-2.099cm" svg:x1="4.2cm" svg:y1="28.8cm" svg:x2="4.4cm" svg:y2="4.8cm" draw:start-shape="id10" draw:start-glue-point="3" draw:end-shape="id1" draw:end-glue-point="3" svg:d="M4200 28800h-2600v-24000h2800" svg:viewBox="0 0 2801 24001">
          <text:p/>
        </draw:connector>
        <draw:frame draw:style-name="gr8" draw:text-style-name="P3" draw:layer="layout" svg:width="0.853cm" svg:height="0.962cm" svg:x="3.1cm" svg:y="9.5cm">
          <draw:text-box>
            <text:p>n</text:p>
          </draw:text-box>
        </draw:frame>
        <draw:frame draw:style-name="gr9" draw:text-style-name="P3" draw:layer="layout" svg:width="0.82cm" svg:height="1.262cm" svg:x="6.447cm" svg:y="11.218cm">
          <draw:text-box>
            <text:p>y</text:p>
          </draw:text-box>
        </draw:frame>
        <draw:frame draw:style-name="gr10" draw:text-style-name="P3" draw:layer="layout" svg:width="0.82cm" svg:height="0.962cm" svg:x="6.681cm" svg:y="25.012cm">
          <draw:text-box>
            <text:p>y</text:p>
          </draw:text-box>
        </draw:frame>
        <draw:frame draw:style-name="gr8" draw:text-style-name="P3" draw:layer="layout" svg:width="0.853cm" svg:height="0.962cm" svg:x="8.6cm" svg:y="22.8cm">
          <draw:text-box>
            <text:p>n</text:p>
          </draw:text-box>
        </draw:frame>
        <draw:frame draw:style-name="gr11" draw:text-style-name="P3" draw:layer="layout" svg:width="2.403cm" svg:height="1.673cm" svg:x="4.997cm" svg:y="9.527cm">
          <draw:text-box>
            <text:p>Check</text:p>
            <text:p>Center</text:p>
          </draw:text-box>
        </draw:frame>
        <draw:frame draw:style-name="gr12" draw:text-style-name="P3" draw:layer="layout" svg:width="5.112cm" svg:height="0.962cm" svg:x="12.1cm" svg:y="4.7cm">
          <draw:text-box>
            <text:p>1 Loop/Sekunde</text:p>
          </draw:text-box>
        </draw:frame>
        <draw:frame draw:style-name="gr13" draw:text-style-name="P3" draw:layer="layout" svg:width="6.839cm" svg:height="1.673cm" svg:x="12cm" svg:y="17.718cm">
          <draw:text-box>
            <text:p>Zustandsänderung auf</text:p>
            <text:p>Screen anzeigen</text:p>
          </draw:text-box>
        </draw:frame>
        <draw:frame draw:style-name="gr14" draw:text-style-name="P3" draw:layer="layout" svg:width="8.503cm" svg:height="1.673cm" svg:x="12cm" svg:y="15.1cm">
          <draw:text-box>
            <text:p>Aktion durchführen (Ventile</text:p>
            <text:p>steuern, Fütterungsautoma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1T22:38:30.886000000</meta:creation-date>
    <dc:date>2019-12-27T13:33:43.460492455</dc:date>
    <meta:editing-duration>PT24M3S</meta:editing-duration>
    <meta:editing-cycles>5</meta:editing-cycles>
    <meta:generator>LibreOffice/5.2.7.2$Linux_ARM_EABI LibreOffice_project/20m0$Build-2</meta:generator>
    <meta:document-statistic meta:object-count="35"/>
  </office:meta>
</office:document-meta>
</file>